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E0000007EC28C252286A8EF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dddddd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3.915cm" svg:height="2.222cm" svg:x="2.485cm" svg:y="9.778cm">
          <draw:image xlink:href="Pictures/10000000000000DE0000007EC28C252286A8EF38.png" xlink:type="simple" xlink:show="embed" xlink:actuate="onLoad">
            <text:p/>
          </draw:image>
        </draw:frame>
        <draw:custom-shape draw:style-name="gr2" draw:text-style-name="P2" draw:layer="layout" svg:width="0.4cm" svg:height="0.4cm" svg:x="4.6cm" svg:y="10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3" draw:layer="layout" svg:width="0.4cm" svg:height="0.4cm" svg:x="5.1cm" svg:y="10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06:31:22.874000000</meta:creation-date>
    <dc:date>2018-10-27T06:47:29.495000000</dc:date>
    <meta:editing-duration>PT19S</meta:editing-duration>
    <meta:editing-cycles>2</meta:editing-cycles>
    <meta:generator>LibreOffice/5.2.6.2$Windows_X86_64 LibreOffice_project/a3100ed2409ebf1c212f5048fbe377c281438fdc</meta:generator>
    <meta:document-statistic meta:object-count="3"/>
  </office:meta>
</office:document-meta>
</file>